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Heading_20_2" style:list-style-name="L1">
      <style:paragraph-properties fo:margin-left="0in" fo:margin-right="0in" fo:margin-top="0in" fo:margin-bottom="0.1in" style:contextual-spacing="false" style:line-height-at-least="0.1902in" fo:orphans="2" fo:widows="2" fo:text-indent="0in" style:auto-text-indent="false"/>
    </style:style>
    <style:style style:name="P2" style:family="paragraph" style:parent-style-name="Text_20_body" style:list-style-name="L3">
      <style:paragraph-properties fo:margin-left="0in" fo:margin-right="0in" fo:margin-top="0in" fo:margin-bottom="0.1in" style:contextual-spacing="false" style:line-height-at-least="0.1902in" fo:orphans="2" fo:widows="2" fo:text-indent="0in" style:auto-text-indent="false"/>
      <style:text-properties fo:font-variant="normal" fo:text-transform="none" fo:color="#000000" loext:opacity="100%" style:font-name="inherit" fo:font-size="12pt" fo:letter-spacing="normal" fo:font-style="normal" fo:font-weight="bold" style:font-weight-asian="bold" style:font-weight-complex="bold" loext:padding="0in" loext:border="none"/>
    </style:style>
    <style:style style:name="P3" style:family="paragraph" style:parent-style-name="Text_20_body" style:list-style-name="L5">
      <style:paragraph-properties fo:margin-left="0in" fo:margin-right="0in" fo:margin-top="0in" fo:margin-bottom="0.1in" style:contextual-spacing="false" style:line-height-at-least="0.1902in" fo:orphans="2" fo:widows="2" fo:text-indent="0in" style:auto-text-indent="false"/>
      <style:text-properties fo:font-variant="normal" fo:text-transform="none" fo:color="#000000" loext:opacity="100%" style:font-name="inherit" fo:font-size="12pt" fo:letter-spacing="normal" fo:font-style="normal" fo:font-weight="bold" style:font-weight-asian="bold" style:font-weight-complex="bold" loext:padding="0in" loext:border="none"/>
    </style:style>
    <style:style style:name="P4" style:family="paragraph" style:parent-style-name="Text_20_body" style:list-style-name="L7">
      <style:paragraph-properties fo:margin-left="0in" fo:margin-right="0in" fo:margin-top="0in" fo:margin-bottom="0.1in" style:contextual-spacing="false" style:line-height-at-least="0.1902in" fo:orphans="2" fo:widows="2" fo:text-indent="0in" style:auto-text-indent="false"/>
      <style:text-properties fo:font-variant="normal" fo:text-transform="none" fo:color="#000000" loext:opacity="100%" style:font-name="inherit" fo:font-size="12pt" fo:letter-spacing="normal" fo:font-style="normal" fo:font-weight="bold" style:font-weight-asian="bold" style:font-weight-complex="bold" loext:padding="0in" loext:border="none"/>
    </style:style>
    <style:style style:name="P5" style:family="paragraph" style:parent-style-name="Text_20_body" style:list-style-name="L8">
      <style:paragraph-properties fo:margin-left="0in" fo:margin-right="0in" fo:margin-top="0in" fo:margin-bottom="0.1in" style:contextual-spacing="false" style:line-height-at-least="0.1902in" fo:orphans="2" fo:widows="2" fo:text-indent="0in" style:auto-text-indent="false"/>
      <style:text-properties fo:font-variant="normal" fo:text-transform="none" fo:color="#000000" loext:opacity="100%" style:font-name="inherit" fo:font-size="12pt" fo:letter-spacing="normal" fo:font-style="normal" fo:font-weight="bold" style:font-weight-asian="bold" style:font-weight-complex="bold" loext:padding="0in" loext:border="none"/>
    </style:style>
    <style:style style:name="P6" style:family="paragraph" style:parent-style-name="Text_20_body" style:list-style-name="L2">
      <style:paragraph-properties fo:margin-left="0in" fo:margin-right="0in" fo:margin-top="0in" fo:margin-bottom="0in" style:contextual-spacing="false" style:line-height-at-least="0.1902in" fo:orphans="2" fo:widows="2" fo:text-indent="0in" style:auto-text-indent="false"/>
      <style:text-properties fo:font-variant="normal" fo:text-transform="none" fo:color="#000000" loext:opacity="100%" style:font-name="inherit" fo:font-size="12pt" fo:letter-spacing="normal" fo:font-style="normal" fo:font-weight="normal" officeooo:paragraph-rsid="00100901" loext:padding="0in" loext:border="none"/>
    </style:style>
    <style:style style:name="P7" style:family="paragraph" style:parent-style-name="Text_20_body" style:list-style-name="L2">
      <style:paragraph-properties fo:margin-left="0in" fo:margin-right="0in" fo:margin-top="0in" fo:margin-bottom="0.1in" style:contextual-spacing="false" style:line-height-at-least="0.1902in" fo:orphans="2" fo:widows="2" fo:text-indent="0in" style:auto-text-indent="false"/>
      <style:text-properties fo:font-variant="normal" fo:text-transform="none" fo:color="#000000" loext:opacity="100%" style:font-name="inherit" fo:font-size="12pt" fo:letter-spacing="normal" fo:font-style="normal" fo:font-weight="normal" officeooo:paragraph-rsid="00100901" loext:padding="0in" loext:border="none"/>
    </style:style>
    <style:style style:name="P8" style:family="paragraph" style:parent-style-name="Text_20_body" style:list-style-name="L4">
      <style:paragraph-properties fo:margin-left="0in" fo:margin-right="0in" fo:margin-top="0in" fo:margin-bottom="0in" style:contextual-spacing="false" style:line-height-at-least="0.1902in" fo:orphans="2" fo:widows="2" fo:text-indent="0in" style:auto-text-indent="false"/>
      <style:text-properties fo:font-variant="normal" fo:text-transform="none" fo:color="#000000" loext:opacity="100%" style:font-name="inherit" fo:font-size="12pt" fo:letter-spacing="normal" fo:font-style="normal" fo:font-weight="normal" loext:padding="0in" loext:border="none"/>
    </style:style>
    <style:style style:name="P9" style:family="paragraph" style:parent-style-name="Text_20_body" style:list-style-name="L4">
      <style:paragraph-properties fo:margin-left="0in" fo:margin-right="0in" fo:margin-top="0in" fo:margin-bottom="0in" style:contextual-spacing="false" style:line-height-at-least="0.1902in" fo:orphans="2" fo:widows="2" fo:text-indent="0in" style:auto-text-indent="false"/>
      <style:text-properties fo:font-variant="normal" fo:text-transform="none" fo:color="#000000" loext:opacity="100%" style:font-name="inherit" fo:font-size="12pt" fo:letter-spacing="normal" fo:font-style="normal" fo:font-weight="normal" officeooo:paragraph-rsid="00100901" loext:padding="0in" loext:border="none"/>
    </style:style>
    <style:style style:name="P10" style:family="paragraph" style:parent-style-name="Text_20_body" style:list-style-name="L4">
      <style:paragraph-properties fo:margin-left="0in" fo:margin-right="0in" fo:margin-top="0in" fo:margin-bottom="0in" style:contextual-spacing="false" style:line-height-at-least="0.1902in" fo:orphans="2" fo:widows="2" fo:text-indent="0in" style:auto-text-indent="false"/>
      <style:text-properties fo:font-variant="normal" fo:text-transform="none" fo:color="#000000" loext:opacity="100%" style:font-name="inherit" fo:font-size="12pt" fo:letter-spacing="normal" fo:font-style="normal" fo:font-weight="normal" officeooo:paragraph-rsid="000fa6b8" loext:padding="0in" loext:border="none"/>
    </style:style>
    <style:style style:name="P11" style:family="paragraph" style:parent-style-name="Text_20_body" style:list-style-name="L6">
      <style:paragraph-properties fo:margin-left="0in" fo:margin-right="0in" fo:margin-top="0in" fo:margin-bottom="0in" style:contextual-spacing="false" style:line-height-at-least="0.1902in" fo:orphans="2" fo:widows="2" fo:text-indent="0in" style:auto-text-indent="false"/>
      <style:text-properties fo:font-variant="normal" fo:text-transform="none" fo:color="#000000" loext:opacity="100%" style:font-name="inherit" fo:font-size="12pt" fo:letter-spacing="normal" fo:font-style="normal" fo:font-weight="normal" officeooo:paragraph-rsid="000fa6b8" loext:padding="0in" loext:border="none"/>
    </style:style>
    <style:style style:name="P12" style:family="paragraph" style:parent-style-name="Text_20_body" style:list-style-name="L6">
      <style:paragraph-properties fo:margin-left="0in" fo:margin-right="0in" fo:margin-top="0in" fo:margin-bottom="0in" style:contextual-spacing="false" style:line-height-at-least="0.1902in" fo:orphans="2" fo:widows="2" fo:text-indent="0in" style:auto-text-indent="false"/>
      <style:text-properties fo:font-variant="normal" fo:text-transform="none" fo:color="#000000" loext:opacity="100%" style:font-name="inherit" fo:font-size="12pt" fo:letter-spacing="normal" fo:font-style="normal" fo:font-weight="normal" officeooo:paragraph-rsid="00100901" loext:padding="0in" loext:border="none"/>
    </style:style>
    <style:style style:name="P13" style:family="paragraph" style:parent-style-name="Text_20_body" style:list-style-name="L6">
      <style:paragraph-properties fo:margin-left="0in" fo:margin-right="0in" fo:margin-top="0in" fo:margin-bottom="0.1in" style:contextual-spacing="false" style:line-height-at-least="0.1902in" fo:orphans="2" fo:widows="2" fo:text-indent="0in" style:auto-text-indent="false"/>
      <style:text-properties fo:font-variant="normal" fo:text-transform="none" fo:color="#000000" loext:opacity="100%" style:font-name="inherit" fo:font-size="12pt" fo:letter-spacing="normal" fo:font-style="normal" fo:font-weight="normal" officeooo:paragraph-rsid="00100901" loext:padding="0in" loext:border="none"/>
    </style:style>
    <style:style style:name="P14" style:family="paragraph" style:parent-style-name="Text_20_body" style:list-style-name="L8">
      <style:paragraph-properties fo:margin-left="0in" fo:margin-right="0in" fo:margin-top="0in" fo:margin-bottom="0in" style:contextual-spacing="false" style:line-height-at-least="0.1902in" fo:orphans="2" fo:widows="2" fo:text-indent="0in" style:auto-text-indent="false"/>
      <style:text-properties fo:font-variant="normal" fo:text-transform="none" fo:color="#000000" loext:opacity="100%" style:font-name="inherit" fo:font-size="12pt" fo:letter-spacing="normal" fo:font-style="normal" fo:font-weight="normal" loext:padding="0in" loext:border="none"/>
    </style:style>
    <style:style style:name="P15" style:family="paragraph" style:parent-style-name="Text_20_body" style:list-style-name="L8">
      <style:paragraph-properties fo:margin-left="0in" fo:margin-right="0in" fo:margin-top="0in" fo:margin-bottom="0.1in" style:contextual-spacing="false" style:line-height-at-least="0.1902in" fo:orphans="2" fo:widows="2" fo:text-indent="0in" style:auto-text-indent="false"/>
      <style:text-properties fo:font-variant="normal" fo:text-transform="none" fo:color="#000000" loext:opacity="100%" style:font-name="inherit" fo:font-size="12pt" fo:letter-spacing="normal" fo:font-style="normal" fo:font-weight="normal" officeooo:paragraph-rsid="00100901" loext:padding="0in" loext:border="none"/>
    </style:style>
    <style:style style:name="P16" style:family="paragraph" style:parent-style-name="Text_20_body" style:list-style-name="L4">
      <style:paragraph-properties fo:margin-left="0in" fo:margin-right="0in" fo:margin-top="0in" fo:margin-bottom="0in" style:contextual-spacing="false" style:line-height-at-least="0.1902in" fo:orphans="2" fo:widows="2" fo:text-indent="0in" style:auto-text-indent="false"/>
      <style:text-properties fo:font-variant="normal" fo:text-transform="none" fo:color="#000000" loext:opacity="100%" style:font-name="inherit" fo:font-size="12pt" fo:letter-spacing="normal" fo:font-style="normal" fo:font-weight="normal" officeooo:rsid="000fa6b8" officeooo:paragraph-rsid="00100901" style:font-weight-asian="normal" style:font-weight-complex="normal" loext:padding="0in" loext:border="none"/>
    </style:style>
    <style:style style:name="P17" style:family="paragraph" style:parent-style-name="Text_20_body" style:list-style-name="L6">
      <style:paragraph-properties fo:margin-left="0in" fo:margin-right="0in" fo:margin-top="0in" fo:margin-bottom="0.1in" style:contextual-spacing="false" style:line-height-at-least="0.1902in" fo:orphans="2" fo:widows="2" fo:text-indent="0in" style:auto-text-indent="false"/>
      <style:text-properties fo:font-variant="normal" fo:text-transform="none" fo:color="#000000" loext:opacity="100%" style:font-name="inherit" fo:font-size="12pt" fo:letter-spacing="normal" fo:font-style="normal" fo:font-weight="normal" officeooo:rsid="000fa6b8" officeooo:paragraph-rsid="00100901" loext:padding="0in" loext:border="none"/>
    </style:style>
    <style:style style:name="P18" style:family="paragraph" style:parent-style-name="Text_20_body" style:list-style-name="L8">
      <style:paragraph-properties fo:margin-left="0in" fo:margin-right="0in" fo:margin-top="0in" fo:margin-bottom="0.1in" style:contextual-spacing="false" style:line-height-at-least="0.1902in" fo:orphans="2" fo:widows="2" fo:text-indent="0in" style:auto-text-indent="false"/>
      <style:text-properties fo:font-variant="normal" fo:text-transform="none" fo:color="#000000" loext:opacity="100%" style:font-name="inherit" fo:font-size="12pt" fo:letter-spacing="normal" fo:font-style="normal" fo:font-weight="normal" officeooo:rsid="000fa6b8" officeooo:paragraph-rsid="00100901" loext:padding="0in" loext:border="none"/>
    </style:style>
    <style:style style:name="P19" style:family="paragraph" style:parent-style-name="Text_20_body" style:list-style-name="L8">
      <style:paragraph-properties fo:margin-left="0in" fo:margin-right="0in" fo:margin-top="0in" fo:margin-bottom="0.1in" style:contextual-spacing="false" style:line-height-at-least="0.1902in" fo:orphans="2" fo:widows="2" fo:text-indent="0in" style:auto-text-indent="false"/>
      <style:text-properties fo:font-variant="normal" fo:text-transform="none" fo:color="#000000" loext:opacity="100%" style:font-name="inherit" fo:font-size="12pt" fo:letter-spacing="normal" fo:font-style="normal" fo:font-weight="normal" officeooo:rsid="00100901" officeooo:paragraph-rsid="00100901" loext:padding="0in" loext:border="none"/>
    </style:style>
    <style:style style:name="P20" style:family="paragraph" style:parent-style-name="Text_20_body" style:list-style-name="L1">
      <style:paragraph-properties fo:margin-left="0in" fo:margin-right="0in" fo:margin-top="0in" fo:margin-bottom="0.1in" style:contextual-spacing="false" style:line-height-at-least="0.1902in" fo:orphans="2" fo:widows="2" fo:text-indent="0in" style:auto-text-indent="false"/>
    </style:style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5"/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a6b8" style:font-weight-asian="bold" style:font-weight-complex="bold"/>
    </style:style>
    <style:style style:name="T4" style:family="text">
      <style:text-properties fo:font-weight="bold" officeooo:rsid="000fa6b8"/>
    </style:style>
    <style:style style:name="T5" style:family="text">
      <style:text-properties fo:font-weight="bold" style:font-weight-asian="normal" style:font-weight-complex="normal"/>
    </style:style>
    <style:style style:name="T6" style:family="text">
      <style:text-properties fo:font-weight="bold" officeooo:rsid="000fa6b8" style:font-weight-asian="normal" style:font-weight-complex="normal"/>
    </style:style>
    <style:style style:name="T7" style:family="text">
      <style:text-properties officeooo:rsid="000fa6b8"/>
    </style:style>
    <style:style style:name="T8" style:family="text">
      <style:text-properties style:font-weight-asian="bold" style:font-weight-complex="bold"/>
    </style:style>
    <style:style style:name="T9" style:family="text">
      <style:text-properties officeooo:rsid="000fa6b8" style:font-weight-asian="bold" style:font-weight-complex="bold"/>
    </style:style>
    <style:style style:name="T10" style:family="text">
      <style:text-properties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9846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9846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9846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9846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6588647" text:style-name="L1">
        <text:list-item>
          <text:list>
            <text:list-item>
              <text:h text:style-name="P1" text:outline-level="2"><text:span text:style-name="Strong_20_Emphasis">2. Workflow Overview</text:span></text:h>
            </text:list-item>
          </text:list>
        </text:list-item>
      </text:list>
      <text:h text:style-name="Heading_20_3" text:outline-level="3"><text:span text:style-name="Strong_20_Emphasis">Step 1: Offer Creation</text:span></text:h>
      <text:list xml:id="list1705979799" text:style-name="L9">
        <text:list-item>
          <text:p text:style-name="P21">HR creates an <text:span text:style-name="Strong_20_Emphasis">Offer</text:span> in Odoo (<text:span text:style-name="Source_20_Text">hr.offer</text:span>) with details:</text:p>
          <text:list>
            <text:list-item>
              <text:p text:style-name="P21">Candidate Info (Name, Email, Mobile, DOB, ID Number, Address, etc.)</text:p>
            </text:list-item>
            <text:list-item>
              <text:p text:style-name="P21">Job &amp; Salary details</text:p>
            </text:list-item>
            <text:list-item>
              <text:p text:style-name="P21">Reporting Manager &amp; Department</text:p>
            </text:list-item>
            <text:list-item>
              <text:p text:style-name="P21">Client Assignment &amp; Joining Date</text:p>
            </text:list-item>
          </text:list>
        </text:list-item>
      </text:list>
      <text:p text:style-name="Horizontal_20_Line"/>
      <text:h text:style-name="Heading_20_3" text:outline-level="3"><text:span text:style-name="Strong_20_Emphasis">Step 2: Offer Approval</text:span></text:h>
      <text:list xml:id="list3653424236" text:style-name="L10">
        <text:list-item>
          <text:p text:style-name="P22"><text:span text:style-name="Strong_20_Emphasis">Submit Offer</text:span> → Goes to <text:span text:style-name="Strong_20_Emphasis">CEO Approval</text:span></text:p>
        </text:list-item>
        <text:list-item>
          <text:p text:style-name="P22">CEO can:</text:p>
          <text:list>
            <text:list-item>
              <text:p text:style-name="P22"><text:span text:style-name="Strong_20_Emphasis">Approve &amp; Send Offer</text:span> → Candidate receives offer letter via email</text:p>
            </text:list-item>
            <text:list-item>
              <text:p text:style-name="P22"><text:span text:style-name="Strong_20_Emphasis">Send Back for Modification</text:span> → HR updates offer based on remarks</text:p>
            </text:list-item>
            <text:list-item>
              <text:p text:style-name="P22"><text:span text:style-name="Strong_20_Emphasis">Reject Offer</text:span></text:p>
            </text:list-item>
          </text:list>
        </text:list-item>
      </text:list>
      <text:p text:style-name="Horizontal_20_Line"/>
      <text:h text:style-name="Heading_20_3" text:outline-level="3"><text:span text:style-name="Strong_20_Emphasis">Step 3: Contract Generation</text:span></text:h>
      <text:list xml:id="list3693413126" text:style-name="L11">
        <text:list-item>
          <text:p text:style-name="P23">Once approved → <text:span text:style-name="Strong_20_Emphasis">Contract Sent</text:span> stage</text:p>
        </text:list-item>
        <text:list-item>
          <text:p text:style-name="P23">A <text:span text:style-name="Strong_20_Emphasis">contract template (Word file)</text:span> is auto-filled with candidate details and sent via email</text:p>
        </text:list-item>
        <text:list-item>
          <text:p text:style-name="P23">Candidate reviews &amp; signs</text:p>
        </text:list-item>
      </text:list>
      <text:p text:style-name="Horizontal_20_Line"/>
      <text:h text:style-name="Heading_20_3" text:outline-level="3"><text:span text:style-name="Strong_20_Emphasis">Step 4: Official Email Request</text:span></text:h>
      <text:list xml:id="list1950511093" text:style-name="L12">
        <text:list-item>
          <text:p text:style-name="P24">HR triggers <text:span text:style-name="Strong_20_Emphasis">"Request Official Email"</text:span> button</text:p>
        </text:list-item>
        <text:list-item>
          <text:p text:style-name="P24">Email sent to IT Support (<text:span text:style-name="Source_20_Text">group_it_support</text:span>) to create official email</text:p>
        </text:list-item>
        <text:list-item>
          <text:p text:style-name="P24">HR Responsible CC’d automatically</text:p>
        </text:list-item>
      </text:list>
      <text:p text:style-name="Horizontal_20_Line"/>
      <text:h text:style-name="Heading_20_3" text:outline-level="3"><text:span text:style-name="Strong_20_Emphasis">Step 5: Hiring</text:span></text:h>
      <text:list xml:id="list3683918172" text:style-name="L13">
        <text:list-item>
          <text:p text:style-name="P25">HR clicks <text:span text:style-name="Strong_20_Emphasis">Hire</text:span> after official email &amp; gazetted holiday are set</text:p>
        </text:list-item>
        <text:list-item>
          <text:p text:style-name="P25">System automatically:</text:p>
          <text:list>
            <text:list-item>
              <text:p text:style-name="P25">Creates <text:span text:style-name="Strong_20_Emphasis">Employee Record</text:span> (<text:span text:style-name="Source_20_Text">hr.employee</text:span>)</text:p>
            </text:list-item>
            <text:list-item>
              <text:p text:style-name="P25">Links <text:span text:style-name="Strong_20_Emphasis">Employee → Offer</text:span></text:p>
            </text:list-item>
            <text:list-item>
              <text:p text:style-name="P25"><text:soft-page-break/>Assigns <text:span text:style-name="Strong_20_Emphasis">Gazetted Holiday Policy</text:span></text:p>
            </text:list-item>
            <text:list-item>
              <text:p text:style-name="P25">Stores emergency &amp; bank details</text:p>
            </text:list-item>
          </text:list>
        </text:list-item>
      </text:list>
      <text:p text:style-name="Horizontal_20_Line"/>
      <text:h text:style-name="Heading_20_3" text:outline-level="3"><text:span text:style-name="Strong_20_Emphasis">Step 6: Onboarding Checklist</text:span></text:h>
      <text:list xml:id="list4192090767" text:style-name="L14">
        <text:list-item>
          <text:p text:style-name="P26">When employee record is created → An <text:span text:style-name="Strong_20_Emphasis">Employee Onboard</text:span> record (<text:span text:style-name="Source_20_Text">employee.onboard</text:span>) is auto-generated</text:p>
        </text:list-item>
        <text:list-item>
          <text:p text:style-name="P26">Checklist template auto-populates onboarding tasks, such as:</text:p>
          <text:list>
            <text:list-item>
              <text:p text:style-name="P26">Submit documents (CNIC, Tax ID, Bank details)</text:p>
            </text:list-item>
            <text:list-item>
              <text:p text:style-name="P26">Complete HR &amp; IT formalities</text:p>
            </text:list-item>
            <text:list-item>
              <text:p text:style-name="P26">Laptop/email setup</text:p>
            </text:list-item>
          </text:list>
        </text:list-item>
        <text:list-item>
          <text:p text:style-name="P26">Each task (<text:span text:style-name="Source_20_Text">checklist.requests</text:span>) is assigned to a responsible user with a due date</text:p>
        </text:list-item>
        <text:list-item>
          <text:p text:style-name="P26">Email notifications sent to employees for each task</text:p>
        </text:list-item>
      </text:list>
      <text:p text:style-name="Horizontal_20_Line"/>
      <text:h text:style-name="Heading_20_3" text:outline-level="3"><text:span text:style-name="Strong_20_Emphasis">Step 7: Offboarding (Exit)</text:span></text:h>
      <text:list xml:id="list3181181975" text:style-name="L15">
        <text:list-item>
          <text:p text:style-name="P27">During resignation/termination, an <text:span text:style-name="Strong_20_Emphasis">Offboarding Checklist</text:span> can be triggered:</text:p>
          <text:list>
            <text:list-item>
              <text:p text:style-name="P27">Asset return (Laptop, ID card)</text:p>
            </text:list-item>
            <text:list-item>
              <text:p text:style-name="P27">Knowledge transfer</text:p>
            </text:list-item>
            <text:list-item>
              <text:p text:style-name="P27">Exit interview</text:p>
            </text:list-item>
            <text:list-item>
              <text:p text:style-name="P27">Clearance approvals</text:p>
            </text:list-item>
          </text:list>
        </text:list-item>
        <text:list-item>
          <text:p text:style-name="P27">Ensures smooth separation process</text:p>
        </text:list-item>
      </text:list>
      <text:list xml:id="list180530071787382" text:continue-list="list76588647" text:style-name="L1">
        <text:list-item>
          <text:p text:style-name="P20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15:13:52.919624231</meta:creation-date>
    <dc:date>2025-09-04T17:57:11.742206047</dc:date>
    <meta:editing-duration>PT10M2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4" meta:word-count="285" meta:character-count="1673" meta:non-whitespace-character-count="1468"/>
  </office:meta>
</office:document-meta>
</file>